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Lohit Hindi1" svg:font-family="'Lohit Hindi'"/>
    <style:font-face style:name="Times New Roman1" svg:font-family="'Times New Roman'"/>
    <style:font-face style:name="VERDANA" svg:font-family="VERDANA, HELVETICA, ARIA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5438in"/>
    </style:style>
    <style:style style:name="Table1.B" style:family="table-column">
      <style:table-column-properties style:column-width="1.3569in"/>
    </style:style>
    <style:style style:name="Table1.C" style:family="table-column">
      <style:table-column-properties style:column-width="1.2583in"/>
    </style:style>
    <style:style style:name="Table1.D" style:family="table-column">
      <style:table-column-properties style:column-width="3.766in"/>
    </style:style>
    <style:style style:name="Table1.A1" style:family="table-cell">
      <style:table-cell-properties style:vertical-align="middle" style:border-line-width-left="0.0007in 0.0347in 0.0139in" style:border-line-width-top="0.0007in 0.0347in 0.0139in" style:border-line-width-bottom="0.0007in 0.0347in 0.0007in" fo:padding="0.0194in" fo:border-left="0.0493in double #808080" fo:border-right="none" fo:border-top="0.0493in double #808080" fo:border-bottom="0.0361in double #808080"/>
    </style:style>
    <style:style style:name="Table1.B1" style:family="table-cell">
      <style:table-cell-properties style:vertical-align="middle" style:border-line-width-left="0.0007in 0.0347in 0.0007in" style:border-line-width-top="0.0007in 0.0347in 0.0139in" style:border-line-width-bottom="0.0007in 0.0347in 0.0007in" fo:padding="0.0194in" fo:border-left="0.0361in double #808080" fo:border-right="none" fo:border-top="0.0493in double #808080" fo:border-bottom="0.0361in double #808080"/>
    </style:style>
    <style:style style:name="Table1.D1" style:family="table-cell">
      <style:table-cell-properties style:vertical-align="middle" style:border-line-width-left="0.0007in 0.0347in 0.0007in" style:border-line-width-right="0.0007in 0.0347in 0.0139in" style:border-line-width-top="0.0007in 0.0347in 0.0139in" style:border-line-width-bottom="0.0007in 0.0347in 0.0007in" fo:padding="0.0194in" fo:border-left="0.0361in double #808080" fo:border-right="0.0493in double #808080" fo:border-top="0.0493in double #808080" fo:border-bottom="0.0361in double #808080"/>
    </style:style>
    <style:style style:name="Table1.A2" style:family="table-cell">
      <style:table-cell-properties style:vertical-align="middle" style:border-line-width-left="0.0007in 0.0347in 0.0139in" style:border-line-width-bottom="0.0007in 0.0347in 0.0007in" fo:padding="0.0194in" fo:border-left="0.0493in double #808080" fo:border-right="none" fo:border-top="none" fo:border-bottom="0.0361in double #808080"/>
    </style:style>
    <style:style style:name="Table1.B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D2" style:family="table-cell">
      <style:table-cell-properties style:vertical-align="middle"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le1.B14" style:family="table-cell">
      <style:table-cell-properties style:border-line-width-left="0.0007in 0.0347in 0.0007in" style:border-line-width-right="0.0007in 0.0347in 0.0139in" style:border-line-width-bottom="0.0007in 0.0347in 0.0007in" fo:padding="0.0194in" fo:border-left="0.0361in double #808080" fo:border-right="0.0493in double #808080" fo:border-top="none" fo:border-bottom="0.0361in double #808080"/>
    </style:style>
    <style:style style:name="Table1.A15" style:family="table-cell">
      <style:table-cell-properties style:vertical-align="middle" style:border-line-width-left="0.0007in 0.0347in 0.0139in" style:border-line-width-bottom="0.0007in 0.0347in 0.0139in" fo:padding="0.0194in" fo:border-left="0.0493in double #808080" fo:border-right="none" fo:border-top="none" fo:border-bottom="0.0493in double #808080"/>
    </style:style>
    <style:style style:name="Table1.B15" style:family="table-cell">
      <style:table-cell-properties style:border-line-width-left="0.0007in 0.0347in 0.0007in" style:border-line-width-right="0.0007in 0.0347in 0.0139in" style:border-line-width-bottom="0.0007in 0.0347in 0.0139in" fo:padding="0.0194in" fo:border-left="0.0361in double #808080" fo:border-right="0.0493in double #808080" fo:border-top="none" fo:border-bottom="0.0493in double #808080"/>
    </style:style>
    <style:style style:name="P1" style:family="paragraph" style:parent-style-name="Text_20_body">
      <style:paragraph-properties fo:margin-left="0in" fo:margin-right="0in" fo:orphans="2" fo:widows="2" fo:text-indent="0in" style:auto-text-indent="false"/>
    </style:style>
    <style:style style:name="P2" style:family="paragraph" style:parent-style-name="Text_20_body">
      <style:paragraph-properties fo:margin-left="0in" fo:margin-right="0in" fo:text-align="start" style:justify-single-word="false" fo:orphans="2" fo:widows="2" fo:text-indent="0in" style:auto-text-indent="false"/>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1" fo:letter-spacing="normal" fo:font-style="normal" fo:font-weight="normal"/>
    </style:style>
    <style:style style:name="P4" style:family="paragraph" style:parent-style-name="Preformatted_20_Text">
      <style:paragraph-properties fo:margin-left="0in" fo:margin-right="0in" fo:margin-top="0in" fo:margin-bottom="0.1965in" fo:orphans="2" fo:widows="2" fo:text-indent="0in" style:auto-text-indent="false"/>
    </style:style>
    <style:style style:name="P5" style:family="paragraph" style:parent-style-name="Table_20_Heading">
      <style:text-properties style:font-name="Arial1" fo:font-size="14pt"/>
    </style:style>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in" fo:margin-bottom="0.1965in"/>
      <style:text-properties fo:font-size="14pt"/>
    </style:style>
    <style:style style:name="P8" style:family="paragraph" style:parent-style-name="Table_20_Contents">
      <style:paragraph-properties fo:margin-top="0in" fo:margin-bottom="0.1965in"/>
      <style:text-properties style:font-name="Arial1" fo:font-size="14pt"/>
    </style:style>
    <style:style style:name="P9" style:family="paragraph" style:parent-style-name="Table_20_Contents">
      <style:paragraph-properties fo:margin-top="0in" fo:margin-bottom="0.1965in" fo:text-align="center" style:justify-single-word="false"/>
      <style:text-properties style:font-name="Arial1" fo:font-size="14pt"/>
    </style:style>
    <style:style style:name="T1" style:family="text">
      <style:text-properties fo:font-variant="normal" fo:text-transform="none" fo:color="#000000" style:font-name="VERDANA" fo:font-size="18pt" fo:letter-spacing="normal" fo:font-style="normal" fo:font-weight="normal"/>
    </style:style>
    <style:style style:name="T2" style:family="text">
      <style:text-properties fo:font-variant="normal" fo:text-transform="none" fo:color="#000000" style:font-name="VERDANA" fo:font-size="10pt" fo:letter-spacing="normal" fo:font-style="normal" fo:font-weight="normal"/>
    </style:style>
    <style:style style:name="T3" style:family="text">
      <style:text-properties fo:font-variant="normal" fo:text-transform="none" fo:color="#000000" style:font-name="Times New Roman1" fo:letter-spacing="normal" fo:font-style="normal" fo:font-weight="normal"/>
    </style:style>
    <style:style style:name="T4" style:family="text">
      <style:text-properties fo:font-variant="normal" fo:text-transform="none" fo:color="#000000" style:font-name="Arial1"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Syllabus: C Programming</text:span></text:span><text:span text:style-name="T1"><text:line-break/></text:span><text:span text:style-name="T2"><text:line-break/></text:span><text:span text:style-name="T3"><text:line-break/></text:span><text:span text:style-name="Strong_20_Emphasis"><text:span text:style-name="T4">Instructor</text:span></text:span></text:p>
      <text:p text:style-name="P1"><text:span text:style-name="T4">Timothy Niesen (</text:span><text:a xlink:type="simple" xlink:href="mailto:tniesen@hotmail.com">tniesen@hotmail.com</text:a><text:span text:style-name="T4">)</text:span></text:p>
      <text:p text:style-name="P2"><text:span text:style-name="Strong_20_Emphasis"><text:span text:style-name="T4">Text<text:line-break/></text:span></text:span><text:span text:style-name="T4"><text:line-break/>Programming in C, Stephen G. Kochan, SAMS Publishing. Any version will work (there is also a book by Kochan called Programming in C). The book is basically for reference, but I would recommend that you get it for the class. UMASS Lowell will send you the book (at your expense) if you can not get a copy of it (contact the UMASS Lowell Bookstore). The book can also be found at most Barnes and Noble stores and Amazon.com. It is written at an introductory level.   If you want to use another C book, just reference the topic being covered each week.</text:span></text:p>
      <text:p text:style-name="P1"><text:span text:style-name="Strong_20_Emphasis"><text:span text:style-name="T4">Prerequisites<text:line-break/></text:span></text:span><text:span text:style-name="T4"><text:line-break/>92.265 (Pascal), 92.263 (Fortran), or equivalent experience. This course is not an introductory course in programming. However, it will teach some of the basics in the first few weeks. Students should have a working knowledge of at least one high-level programming course.</text:span></text:p>
      <text:p text:style-name="P1"><text:span text:style-name="Strong_20_Emphasis"><text:span text:style-name="T4">Attendance<text:line-break/></text:span></text:span><text:span text:style-name="T4"><text:line-break/>Attendance will not be taken (this is a course in cyber space). You will be graded on your homework and exams.</text:span><text:bookmark text:name="grading"/></text:p>
      <text:p text:style-name="P1"><text:span text:style-name="Strong_20_Emphasis"><text:span text:style-name="T4">Grading</text:span></text:span></text:p>
      <text:p text:style-name="P4"><text:span text:style-name="T4">The instructor uses the grade scale and information below only as a guide to help in deciding the final grades. Introductions 1 % Homework 19 % Exam I 35 % Exam II 45 % </text:span><text:span text:style-name="Strong_20_Emphasis"><text:span text:style-name="T4"><text:s/>GRADING SCALE</text:span></text:span><text:span text:style-name="T4"> A 94-100 A- 90-93 AB/B+ 85-92 B 80-84 B- 75-79 C 70-74 C- 65-69 D 60-64 F Below 60 </text:span></text:p>
      <text:p text:style-name="P1"><text:bookmark text:name="exams"/><text:span text:style-name="Strong_20_Emphasis"><text:span text:style-name="T4">Examinations<text:line-break/></text:span></text:span><text:span text:style-name="T4"><text:line-break/>Exams will be based on the Text, lecture material, and programming assignments. There will be two examinations in this course. They will not be proctored, but will require time to complete the work. The questions will be more in a form appropriate for a take home test.<text:line-break/><text:line-break/></text:span><text:span text:style-name="Strong_20_Emphasis"><text:span text:style-name="T4">Computer Accounts<text:line-break/></text:span></text:span><text:span text:style-name="T4"><text:line-break/>You may use any computer that is available to you (home, work, school). Make sure that your machine has either a C or C++ compiler (Any C Program will compile under a C++ compiler). Visual C++ is a popular choice and the school (and Microsoft) provides free downloads for Visual Studio.  Codepad (</text:span><text:a xlink:type="simple" xlink:href="http://www.codepad.org/">http://www.codepad.org</text:a><text:span text:style-name="T4">) or IDEOne (</text:span><text:a xlink:type="simple" xlink:href="http://www.ideone.com/">http://www.ideone.com</text:a><text:span text:style-name="T4">) are easy and simple tools to test out your code, but its not a full scale compiler.   However, you can easily use them to do everything in this class.</text:span></text:p>
      <text:p text:style-name="P1"><text:span text:style-name="Strong_20_Emphasis"><text:span text:style-name="T4">Programming Assignments<text:line-break/>  </text:span></text:span><text:span text:style-name="T4"><text:line-break/>There will be 8 graded programming assignments during the course of the semester.   They </text:span><text:soft-page-break/><text:span text:style-name="T4">are normally due the following Monday after each class, so you have at least a week to work on them.</text:span></text:p>
      <text:p text:style-name="P3">Good programming practice is as important as correct program functionality. Programs that fail to adhere to the attached coding standard will be receive 50% credit at most.</text:p>
      <text:p text:style-name="P3">Discussion of the programming assignment among students is encouraged; however, each student is expected to turn in individual work. Programs which exhibit excessive commonality will not be accepted. Programming assignments turned in must include the information listed in the coding standards to be complete.</text:p>
      <text:p text:style-name="P1"><text:span text:style-name="Strong_20_Emphasis"><text:span text:style-name="T4">Lectures<text:line-break/></text:span></text:span><text:span text:style-name="T4"><text:line-break/>The lecture notes will appear by 12 AM  on every scheduled Monday during the Semester (see class schedule). They will supplement the book and highlight the important points, traps and pitfalls of the C Programming Language.  The corresponding homework will be due the following Monday by Midnight (your time zone).   Just send your homework or exams directly to my email account (tniesen@hotmail.com).</text:span></text:p>
      <text:p text:style-name="P1"><text:span text:style-name="Strong_20_Emphasis"><text:span text:style-name="T4">Contacting the Instructor<text:line-break/></text:span></text:span><text:span text:style-name="T4"><text:line-break/>It would be best to contact me by email. A class mailer will be set up to handle questions/comments that everyone will have access to. Private email between the instructor and the student can be sent to tniesen@hotmail.com.  I am always checking email and pledge to be very responsive.  In general, its best to use the class discussion board for questions, as its very likely others will benefit from my response (and other student responses) to the question.   If its a question like "I did not receive my grade", "Question about my grade", or something you think just belongs between you and me, then use my email (tniesen@hotmail.com).</text:span></text:p>
      <text:p text:style-name="P1"><text:span text:style-name="Strong_20_Emphasis"><text:span text:style-name="T4">Class Schedule<text:line-break/></text:span></text:span><text:span text:style-name="T4"><text:line-break/>Finally, here is the class schedule. The topics covered for each date below are hyperlinked to the class notes (i.e., my lectures in the non-cyber world) that are written at a level that you should be able to follow to supplement your readings in the book.   Note that all due dates for homework and exams is shown below.</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Date</text:p>
          </table:table-cell>
          <table:table-cell table:style-name="Table1.B1" office:value-type="string">
            <text:p text:style-name="P5">Topic</text:p>
          </table:table-cell>
          <table:table-cell table:style-name="Table1.B1" office:value-type="string">
            <text:p text:style-name="P5">Readings</text:p>
          </table:table-cell>
          <table:table-cell table:style-name="Table1.D1" office:value-type="string">
            <text:p text:style-name="P5">Hmwk due</text:p>
          </table:table-cell>
        </table:table-row>
        <table:table-row>
          <table:table-cell table:style-name="Table1.A2" office:value-type="string">
            <text:p text:style-name="P7">9/5</text:p>
          </table:table-cell>
          <table:table-cell table:style-name="Table1.B2" office:value-type="string">
            <text:p text:style-name="P8">Introduction; Getting Started; History, What is a C Program</text:p>
          </table:table-cell>
          <table:table-cell table:style-name="Table1.B2" office:value-type="string">
            <text:p text:style-name="P9">Chs 1-4</text:p>
          </table:table-cell>
          <table:table-cell table:style-name="Table1.D2" office:value-type="string">
            <text:p text:style-name="P8">Get the book, introduce yourself,  review the class site, get familiar with a C/C++ compiler</text:p>
          </table:table-cell>
        </table:table-row>
        <table:table-row>
          <table:table-cell table:style-name="Table1.A2" office:value-type="string">
            <text:p text:style-name="P7">9/10</text:p>
          </table:table-cell>
          <table:table-cell table:style-name="Table1.B2" office:value-type="string">
            <text:p text:style-name="P8">Characters, Integers Real Variables; Arithmetic Operations</text:p>
          </table:table-cell>
          <table:table-cell table:style-name="Table1.B2" office:value-type="string">
            <text:p text:style-name="P9">Ch 4</text:p>
          </table:table-cell>
          <table:table-cell table:style-name="Table1.D2" office:value-type="string">
            <text:p text:style-name="P8">See homework 1 link  below</text:p>
          </table:table-cell>
        </table:table-row>
        <text:soft-page-break/>
        <table:table-row>
          <table:table-cell table:style-name="Table1.A2" office:value-type="string">
            <text:p text:style-name="P7">9/10</text:p>
          </table:table-cell>
          <table:table-cell table:style-name="Table1.B2" office:value-type="string">
            <text:p text:style-name="P8">Looping</text:p>
          </table:table-cell>
          <table:table-cell table:style-name="Table1.B2" office:value-type="string">
            <text:p text:style-name="P9">Ch 5</text:p>
          </table:table-cell>
          <table:table-cell table:style-name="Table1.D2" office:value-type="string">
            <text:p text:style-name="P8">#1 - 9/17</text:p>
          </table:table-cell>
        </table:table-row>
        <table:table-row>
          <table:table-cell table:style-name="Table1.A2" office:value-type="string">
            <text:p text:style-name="P7">9/17</text:p>
          </table:table-cell>
          <table:table-cell table:style-name="Table1.B2" office:value-type="string">
            <text:p text:style-name="P8">Conditional Expressions</text:p>
          </table:table-cell>
          <table:table-cell table:style-name="Table1.B2" office:value-type="string">
            <text:p text:style-name="P9">Ch 6</text:p>
          </table:table-cell>
          <table:table-cell table:style-name="Table1.D2" office:value-type="string">
            <text:p text:style-name="P8">#2 - 9/24</text:p>
          </table:table-cell>
        </table:table-row>
        <table:table-row>
          <table:table-cell table:style-name="Table1.A2" office:value-type="string">
            <text:p text:style-name="P7">9/24</text:p>
          </table:table-cell>
          <table:table-cell table:style-name="Table1.B2" office:value-type="string">
            <text:p text:style-name="P8">Arrays</text:p>
          </table:table-cell>
          <table:table-cell table:style-name="Table1.B2" office:value-type="string">
            <text:p text:style-name="P9">Ch 7</text:p>
          </table:table-cell>
          <table:table-cell table:style-name="Table1.D2" office:value-type="string">
            <text:p text:style-name="P8">#3 - 10/1</text:p>
          </table:table-cell>
        </table:table-row>
        <table:table-row>
          <table:table-cell table:style-name="Table1.A2" office:value-type="string">
            <text:p text:style-name="P7">10/1</text:p>
          </table:table-cell>
          <table:table-cell table:style-name="Table1.B2" office:value-type="string">
            <text:p text:style-name="P8">Functions</text:p>
          </table:table-cell>
          <table:table-cell table:style-name="Table1.B2" office:value-type="string">
            <text:p text:style-name="P9">Ch 8</text:p>
          </table:table-cell>
          <table:table-cell table:style-name="Table1.D2" office:value-type="string">
            <text:p text:style-name="P8">#4 - 10/8</text:p>
          </table:table-cell>
        </table:table-row>
        <table:table-row>
          <table:table-cell table:style-name="Table1.A2" office:value-type="string">
            <text:p text:style-name="P8">10/8</text:p>
          </table:table-cell>
          <table:table-cell table:style-name="Table1.B2" office:value-type="string">
            <text:p text:style-name="P8">Structures and The C Run Time Environment</text:p>
          </table:table-cell>
          <table:table-cell table:style-name="Table1.B2" office:value-type="string">
            <text:p text:style-name="P9">Chs 9</text:p>
          </table:table-cell>
          <table:table-cell table:style-name="Table1.D2" office:value-type="string">
            <text:p text:style-name="P8">#5- 10/15, Get Midterm, due 10/22</text:p>
          </table:table-cell>
        </table:table-row>
        <table:table-row>
          <table:table-cell table:style-name="Table1.A2" office:value-type="string">
            <text:p text:style-name="P7">10/15</text:p>
          </table:table-cell>
          <table:table-cell table:style-name="Table1.B2" office:value-type="string">
            <text:p text:style-name="P8">Character Strings</text:p>
          </table:table-cell>
          <table:table-cell table:style-name="Table1.B2" office:value-type="string">
            <text:p text:style-name="P9">Ch 10</text:p>
          </table:table-cell>
          <table:table-cell table:style-name="Table1.D2" office:value-type="string">
            <text:p text:style-name="P8">#6 - 10/22 ... work on your midterm!</text:p>
          </table:table-cell>
        </table:table-row>
        <table:table-row>
          <table:table-cell table:style-name="Table1.A2" office:value-type="string">
            <text:p text:style-name="P7">10/22</text:p>
          </table:table-cell>
          <table:table-cell table:style-name="Table1.B2" office:value-type="string">
            <text:p text:style-name="P8">Pointers</text:p>
          </table:table-cell>
          <table:table-cell table:style-name="Table1.B2" office:value-type="string">
            <text:p text:style-name="P9">Ch 11</text:p>
          </table:table-cell>
          <table:table-cell table:style-name="Table1.D2" office:value-type="string">
            <text:p text:style-name="P8">#7 - 10/29</text:p>
          </table:table-cell>
        </table:table-row>
        <table:table-row>
          <table:table-cell table:style-name="Table1.A2" office:value-type="string">
            <text:p text:style-name="P7">10/29</text:p>
          </table:table-cell>
          <table:table-cell table:style-name="Table1.B2" office:value-type="string">
            <text:p text:style-name="P8">Advanced Pointers</text:p>
          </table:table-cell>
          <table:table-cell table:style-name="Table1.B2" office:value-type="string">
            <text:p text:style-name="P9">Lecture Notes</text:p>
          </table:table-cell>
          <table:table-cell table:style-name="Table1.D2" office:value-type="string">
            <text:p text:style-name="P8">#8 - 11/5, Get Final, Due 11/12</text:p>
          </table:table-cell>
        </table:table-row>
        <table:table-row>
          <table:table-cell table:style-name="Table1.A2" office:value-type="string">
            <text:p text:style-name="P7">11/5</text:p>
          </table:table-cell>
          <table:table-cell table:style-name="Table1.B2" office:value-type="string">
            <text:p text:style-name="P8">C Preprocessor, Advanced Concepts</text:p>
          </table:table-cell>
          <table:table-cell table:style-name="Table1.B2" office:value-type="string">
            <text:p text:style-name="P9">Chs 13, 14, 16, 17</text:p>
          </table:table-cell>
          <table:table-cell table:style-name="Table1.D2" office:value-type="string">
            <text:p text:style-name="P8">No homework, finish homework 8 and work on Final Exam</text:p>
          </table:table-cell>
        </table:table-row>
        <table:table-row>
          <table:table-cell table:style-name="Table1.A2" office:value-type="string">
            <text:p text:style-name="P7">11/12</text:p>
          </table:table-cell>
          <table:table-cell table:style-name="Table1.B2" office:value-type="string">
            <text:p text:style-name="P8">Finish Final Exam</text:p>
          </table:table-cell>
          <table:table-cell table:style-name="Table1.B2" office:value-type="string">
            <text:p text:style-name="P9">No more reading!</text:p>
          </table:table-cell>
          <table:table-cell table:style-name="Table1.D2" office:value-type="string">
            <text:p text:style-name="P8">Hand in Final Exam anytime before 11/12</text:p>
          </table:table-cell>
        </table:table-row>
        <table:table-row>
          <table:table-cell table:style-name="Table1.A2" office:value-type="string">
            <text:p text:style-name="P6"/>
          </table:table-cell>
          <table:table-cell table:style-name="Table1.B14" table:number-columns-spanned="3" office:value-type="string">
            <text:p text:style-name="P6"/>
          </table:table-cell>
          <table:covered-table-cell/>
          <table:covered-table-cell/>
        </table:table-row>
        <table:table-row>
          <table:table-cell table:style-name="Table1.A15" office:value-type="string">
            <text:p text:style-name="P6"/>
          </table:table-cell>
          <table:table-cell table:style-name="Table1.B15" table:number-columns-spanned="3" office:value-type="string">
            <text:p text:style-name="P6"/>
          </table:table-cell>
          <table:covered-table-cell/>
          <table:covered-table-cell/>
        </table:table-row>
      </table:table>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Lohit Hindi1" svg:font-family="'Lohit Hindi'"/>
    <style:font-face style:name="Times New Roman1" svg:font-family="'Times New Roman'"/>
    <style:font-face style:name="VERDANA" svg:font-family="VERDANA, HELVETICA, ARIAL"/>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ki Crosson</meta:initial-creator>
    <meta:creation-date>2012-09-05T07:26:56</meta:creation-date>
    <meta:document-statistic meta:table-count="1" meta:image-count="0" meta:object-count="0" meta:page-count="3" meta:paragraph-count="67" meta:word-count="863" meta:character-count="5046"/>
    <dc:date>2012-09-05T07:27:30</dc:date>
    <dc:creator>Vicki Crosson</dc:creator>
    <meta:editing-duration>PT35S</meta:editing-duration>
    <meta:editing-cycles>1</meta:editing-cycles>
    <meta:generator>LibreOffice/3.3$Unix LibreOffice_project/330m19$Build-401</meta:generator>
  </office:meta>
</office:document-meta>
</file>